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002cm"/>
    </style:style>
    <style:style style:name="co3" style:family="table-column">
      <style:table-column-properties fo:break-before="auto" style:column-width="2.77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shapes>
          <draw:frame draw:z-index="0" draw:style-name="gr1" draw:text-style-name="P1" svg:width="15.999cm" svg:height="8.999cm" svg:x="13.653cm" svg:y="0.1cm">
            <draw:object draw:notify-on-update-of-ranges="Planilha1.B1:Planilha1.B1 Planilha1.B2:Planilha1.B31 Planilha1.C1:Planilha1.C1 Planilha1.C2:Planilha1.C31 Planilha1.D1:Planilha1.D1 Planilha1.D2:Planilha1.D31 Planilha1.E1:Planilha1.E1 Planilha1.E2:Planilha1.E3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Inserção</text:p>
          </table:table-cell>
          <table:table-cell office:value-type="string" calcext:value-type="string">
            <text:p>Tempo de execução ms</text:p>
          </table:table-cell>
          <table:table-cell office:value-type="string" calcext:value-type="string">
            <text:p>Maior nivel</text:p>
          </table:table-cell>
          <table:table-cell office:value-type="string" calcext:value-type="string">
            <text:p>Menor nivel</text:p>
          </table:table-cell>
          <table:table-cell office:value-type="string" calcext:value-type="string">
            <text:p>Tempo de busc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ms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ms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m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m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ms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ms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ms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ms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ms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ms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ms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ms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ms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ms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ms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ms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ms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ms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ms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ms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ms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ms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ms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ms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ms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ms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ms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ms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ms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ms</text:p>
          </table:table-cell>
        </table:table-row>
      </table:table>
      <table:table table:name="Planilha2" table:style-name="ta1">
        <table:shapes>
          <draw:frame draw:z-index="0" draw:style-name="gr1" draw:text-style-name="P1" svg:width="15.999cm" svg:height="8.999cm" svg:x="4.617cm" svg:y="0.1cm">
            <draw:object draw:notify-on-update-of-ranges="Planilha2.B1:Planilha2.B1 Planilha2.B2:Planilha2.B3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num</text:p>
          </table:table-cell>
          <table:table-cell office:value-type="string" calcext:value-type="string">
            <text:p>quant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1-20T21:37:28.755000000</meta:creation-date>
    <dc:date>2023-01-20T23:08:10.026000000</dc:date>
    <meta:editing-duration>PT1H30M41S</meta:editing-duration>
    <meta:editing-cycles>1</meta:editing-cycles>
    <meta:document-statistic meta:table-count="2" meta:cell-count="219" meta:object-count="2"/>
    <meta:generator>LibreOffice/7.4.3.2$Windows_X86_64 LibreOffice_project/1048a8393ae2eeec98dff31b5c133c5f1d08b890</meta:generator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1.541cm" svg:y="3.454cm" style:legend-expansion="high" chart:style-name="ch2"/>
        <chart:plot-area chart:style-name="ch3" table:cell-range-address="Planilha1.B1:Planilha1.E31" chart:data-source-has-labels="row" svg:x="0.32cm" svg:y="0.18cm" svg:width="10.901cm" svg:height="8.64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:coordinate-region svg:x="0.941cm" svg:y="0.191cm" svg:width="10.264cm" svg:height="7.972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axis chart:dimension="z" chart:name="primary-z" chart:style-name="ch4"/>
          <chart:series chart:style-name="ch7" chart:values-cell-range-address="Planilha1.B2:Planilha1.B31" chart:label-cell-address="Planilha1.B1:Planilha1.B1" chart:class="chart:bar">
            <chart:data-point chart:repeated="30"/>
          </chart:series>
          <chart:series chart:style-name="ch8" chart:values-cell-range-address="Planilha1.C2:Planilha1.C31" chart:label-cell-address="Planilha1.C1:Planilha1.C1" chart:class="chart:bar">
            <chart:data-point chart:repeated="30"/>
          </chart:series>
          <chart:series chart:style-name="ch9" chart:values-cell-range-address="Planilha1.D2:Planilha1.D31" chart:label-cell-address="Planilha1.D1:Planilha1.D1" chart:class="chart:bar">
            <chart:data-point chart:repeated="30"/>
          </chart:series>
          <chart:series chart:style-name="ch10" chart:values-cell-range-address="Planilha1.E2:Planilha1.E31" chart:label-cell-address="Planilha1.E1:Planilha1.E1" chart:class="chart:bar">
            <chart:data-point chart:repeated="3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mpo de execução ms</text:p>
                <draw:g>
                  <svg:desc>Planilha1.B1:Planilha1.B1</svg:desc>
                </draw:g>
              </table:table-cell>
              <table:table-cell office:value-type="string">
                <text:p>Maior nivel</text:p>
                <draw:g>
                  <svg:desc>Planilha1.C1:Planilha1.C1</svg:desc>
                </draw:g>
              </table:table-cell>
              <table:table-cell office:value-type="string">
                <text:p>Menor nivel</text:p>
                <draw:g>
                  <svg:desc>Planilha1.D1:Planilha1.D1</svg:desc>
                </draw:g>
              </table:table-cell>
              <table:table-cell office:value-type="string">
                <text:p>Tempo de busca</text:p>
                <draw:g>
                  <svg:desc>Planilha1.E1:Planilha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Planilha1.B2:Planilha1.B31</svg:desc>
                </draw:g>
              </table:table-cell>
              <table:table-cell office:value-type="float" office:value="13">
                <text:p>13</text:p>
                <draw:g>
                  <svg:desc>Planilha1.C2:Planilha1.C31</svg:desc>
                </draw:g>
              </table:table-cell>
              <table:table-cell office:value-type="float" office:value="12">
                <text:p>12</text:p>
                <draw:g>
                  <svg:desc>Planilha1.D2:Planilha1.D31</svg:desc>
                </draw:g>
              </table:table-cell>
              <table:table-cell office:value-type="float" office:value="NaN">
                <text:p>NaN</text:p>
                <draw:g>
                  <svg:desc>Planilha1.E2:Planilha1.E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3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3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3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13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13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13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13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13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13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">
                <text:p>3</text:p>
              </table:table-cell>
              <table:table-cell office:value-type="float" office:value="13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">
                <text:p>2</text:p>
              </table:table-cell>
              <table:table-cell office:value-type="float" office:value="13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">
                <text:p>3</text:p>
              </table:table-cell>
              <table:table-cell office:value-type="float" office:value="13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">
                <text:p>2</text:p>
              </table:table-cell>
              <table:table-cell office:value-type="float" office:value="13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">
                <text:p>3</text:p>
              </table:table-cell>
              <table:table-cell office:value-type="float" office:value="13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">
                <text:p>2</text:p>
              </table:table-cell>
              <table:table-cell office:value-type="float" office:value="13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">
                <text:p>3</text:p>
              </table:table-cell>
              <table:table-cell office:value-type="float" office:value="13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13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">
                <text:p>3</text:p>
              </table:table-cell>
              <table:table-cell office:value-type="float" office:value="13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">
                <text:p>2</text:p>
              </table:table-cell>
              <table:table-cell office:value-type="float" office:value="13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">
                <text:p>3</text:p>
              </table:table-cell>
              <table:table-cell office:value-type="float" office:value="13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">
                <text:p>2</text:p>
              </table:table-cell>
              <table:table-cell office:value-type="float" office:value="13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">
                <text:p>3</text:p>
              </table:table-cell>
              <table:table-cell office:value-type="float" office:value="13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">
                <text:p>2</text:p>
              </table:table-cell>
              <table:table-cell office:value-type="float" office:value="13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">
                <text:p>3</text:p>
              </table:table-cell>
              <table:table-cell office:value-type="float" office:value="13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">
                <text:p>2</text:p>
              </table:table-cell>
              <table:table-cell office:value-type="float" office:value="13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">
                <text:p>3</text:p>
              </table:table-cell>
              <table:table-cell office:value-type="float" office:value="13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">
                <text:p>2</text:p>
              </table:table-cell>
              <table:table-cell office:value-type="float" office:value="13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">
                <text:p>3</text:p>
              </table:table-cell>
              <table:table-cell office:value-type="float" office:value="13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">
                <text:p>2</text:p>
              </table:table-cell>
              <table:table-cell office:value-type="float" office:value="13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3.2$Windows_X86_64 LibreOffice_project/1048a8393ae2eeec98dff31b5c133c5f1d08b890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398cm" svg:y="4.201cm" style:legend-expansion="high" chart:style-name="ch2"/>
        <chart:plot-area chart:style-name="ch3" table:cell-range-address="Planilha2.B1:Planilha2.B32" chart:data-source-has-labels="row" svg:x="0.32cm" svg:y="0.18cm" svg:width="13.758cm" svg:height="8.64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:coordinate-region svg:x="1.049cm" svg:y="0.256cm" svg:width="12.92cm" svg:height="7.918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axis chart:dimension="z" chart:name="primary-z" chart:style-name="ch4"/>
          <chart:series chart:style-name="ch7" chart:values-cell-range-address="Planilha2.B2:Planilha2.B32" chart:label-cell-address="Planilha2.B1:Planilha2.B1" chart:class="chart:bar">
            <chart:data-point chart:repeated="3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quant</text:p>
                <draw:g>
                  <svg:desc>Planilha2.B1:Planilha2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Planilha2.B2:Planilha2.B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3.2$Windows_X86_64 LibreOffice_project/1048a8393ae2eeec98dff31b5c133c5f1d08b890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